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Tahoma, Helvetica, FreeSans, sans-serif"/>
    <style:font-face style:name="Comic Sans MS" svg:font-family="'Comic Sans MS'"/>
    <style:font-face style:name="Courier New" svg:font-family="'Courier New', monospace"/>
    <style:font-face style:name="Lohit Devanagari1" svg:font-family="'Lohit Devanagari'"/>
    <style:font-face style:name="verdana" svg:font-family="verdana, helvetica, arial, sans-serif"/>
    <style:font-face style:name="verdana1" svg:font-family="verdana, helvetica, arial, sans-serif" style:font-family-generic="swiss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verdana" fo:font-size="13pt" fo:letter-spacing="normal" fo:font-style="normal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variant="normal" fo:text-transform="none" fo:color="#222222" style:font-name="verdana" fo:font-size="13pt" fo:letter-spacing="normal" fo:font-style="normal" style:text-underline-style="none" fo:font-weight="bold" officeooo:rsid="000cbcb0" officeooo:paragraph-rsid="000cbcb0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solid" style:text-underline-width="auto" style:text-underline-color="font-color" fo:font-weight="bold" officeooo:rsid="000cbcb0" officeooo:paragraph-rsid="000cbcb0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solid" style:text-underline-width="auto" style:text-underline-color="font-color" fo:font-weight="bold" officeooo:rsid="000d4b06" officeooo:paragraph-rsid="000d4b06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solid" style:text-underline-width="auto" style:text-underline-color="font-color" fo:font-weight="bold" officeooo:rsid="000fcf76" officeooo:paragraph-rsid="000fcf76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bold" officeooo:rsid="000d9e38" officeooo:paragraph-rsid="000d9e38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bold" officeooo:rsid="000fcf76" officeooo:paragraph-rsid="000fcf76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normal" officeooo:rsid="000cbcb0" officeooo:paragraph-rsid="000cbcb0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normal" officeooo:rsid="000d4b06" officeooo:paragraph-rsid="000d4b06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normal" officeooo:rsid="000d9e38" officeooo:paragraph-rsid="000d9e38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text-properties fo:font-variant="normal" fo:text-transform="none" fo:color="#222222" style:font-name="verdana" fo:font-size="13pt" fo:letter-spacing="normal" fo:font-style="italic" style:text-underline-style="none" fo:font-weight="normal" officeooo:rsid="000fcf76" officeooo:paragraph-rsid="000fcf76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text-properties fo:font-variant="normal" fo:text-transform="none" fo:color="#444444" style:font-name="Courier New" fo:font-size="9.75pt" fo:letter-spacing="normal" fo:font-style="normal" fo:font-weight="normal" officeooo:rsid="000df02c" officeooo:paragraph-rsid="000df02c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text-properties style:font-name="Vemana2000" fo:font-size="13pt" fo:font-style="italic" fo:font-weight="bold" officeooo:rsid="000df02c" officeooo:paragraph-rsid="000df02c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text-properties fo:color="#333333" style:font-name="verdana1" fo:font-size="13pt" fo:language="en" fo:country="US" fo:font-style="italic" officeooo:paragraph-rsid="000d9e38" style:font-size-asian="13pt" style:font-style-asian="italic" style:font-size-complex="13pt" style:font-style-complex="italic"/>
    </style:style>
    <style:style style:name="P16" style:family="paragraph" style:parent-style-name="Standard">
      <style:text-properties style:font-name="verdana1" fo:font-size="13pt" fo:font-style="italic" fo:font-weight="normal" officeooo:rsid="000df02c" officeooo:paragraph-rsid="000df02c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text-properties style:font-name="verdana1" fo:font-size="13pt" fo:font-style="italic" fo:font-weight="bold" officeooo:rsid="000df02c" officeooo:paragraph-rsid="000df02c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02c"/>
    </style:style>
    <style:style style:name="T3" style:family="text">
      <style:text-properties style:font-name="verdana1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 Linux script program to add two numbers</text:p>
      <text:p text:style-name="P8">#!/bin/bash</text:p>
      <text:p text:style-name="P8">num1=10</text:p>
      <text:p text:style-name="P8">num2=20</text:p>
      <text:p text:style-name="P8">num3=`expr $num1 + $num2`</text:p>
      <text:p text:style-name="P8">echo "Sum is: $num3"</text:p>
      <text:p text:style-name="P3">output</text:p>
      <text:p text:style-name="P9">base) sjcet@Z238-UL:~$ cd network</text:p>
      <text:p text:style-name="P9">(base) sjcet@Z238-UL:~/network$ chmod +x add_two_num.sh </text:p>
      <text:p text:style-name="P9">(base) sjcet@Z238-UL:~/network$ ./add_two_num.sh </text:p>
      <text:p text:style-name="P9">Sum is: 30</text:p>
      <text:p text:style-name="P3"/>
      <text:p text:style-name="P2">2: Swap two numbers</text:p>
      <text:p text:style-name="P9">#!/bin/bash</text:p>
      <text:p text:style-name="P9">a=20</text:p>
      <text:p text:style-name="P9">b=30</text:p>
      <text:p text:style-name="P9">echo "a=$a"</text:p>
      <text:p text:style-name="P9">echo "b=$b"</text:p>
      <text:p text:style-name="P9">temp=$a</text:p>
      <text:p text:style-name="P9">a=$b</text:p>
      <text:p text:style-name="P9">b=$temp</text:p>
      <text:p text:style-name="P9">echo "after swaping :"</text:p>
      <text:p text:style-name="P9">echo "a=$a,b=$b"</text:p>
      <text:p text:style-name="P3">output</text:p>
      <text:p text:style-name="P9">(base) sjcet@Z238-UL:~/network$ chmod +x swap.sh</text:p>
      <text:p text:style-name="P9">(base) sjcet@Z238-UL:~/network$ ./swap.sh</text:p>
      <text:p text:style-name="P9">a=20</text:p>
      <text:p text:style-name="P9">b=30</text:p>
      <text:p text:style-name="P9">after swaping :</text:p>
      <text:p text:style-name="P9">a=30,b=20</text:p>
      <text:p text:style-name="P9"/>
      <text:p text:style-name="P2">3: To perform ls command</text:p>
      <text:p text:style-name="P9">#!/bin/bash</text:p>
      <text:p text:style-name="P9">echo here are the list of files</text:p>
      <text:p text:style-name="P9">ls -l</text:p>
      <text:p text:style-name="P9"><text:s text:c="20"/></text:p>
      <text:p text:style-name="P9">echo <text:s/>The number of files:</text:p>
      <text:p text:style-name="P9">ls -l | wc -l</text:p>
      <text:p text:style-name="P3">output</text:p>
      <text:p text:style-name="P9">base) sjcet@Z238-UL:~/network$ chmod +x lscommand.sh</text:p>
      <text:p text:style-name="P9">(base) sjcet@Z238-UL:~/network$ ./lscommand.sh</text:p>
      <text:p text:style-name="P9">here are the list of files</text:p>
      <text:p text:style-name="P9">total 16</text:p>
      <text:p text:style-name="P9">-rwxrwxr-x 1 sjcet sjcet <text:s/>78 May 17 14:33 <text:s/>add_two_num.sh</text:p>
      <text:p text:style-name="P9">-rwxrwxr-x 1 sjcet sjcet 112 May 17 15:08 <text:s/>lscommand.sh</text:p>
      <text:p text:style-name="P9">-rw-rw-r-- 1 sjcet sjcet <text:s/>78 May 17 14:30 'sh add_two_num.sh'</text:p>
      <text:p text:style-name="P9">-rwxrwxr-x 1 sjcet sjcet 107 May 17 14:51 <text:s/>swap.sh</text:p>
      <text:p text:style-name="P9">The number of files:</text:p>
      <text:p text:style-name="P9"><text:soft-page-break/>5</text:p>
      <text:p text:style-name="P9"/>
      <text:p text:style-name="P2">4: program to print the current process id ( $$ )</text:p>
      <text:p text:style-name="P9">#!/bin/bash</text:p>
      <text:p text:style-name="P9">echo "current process identifier:$$"</text:p>
      <text:p text:style-name="P4">output</text:p>
      <text:p text:style-name="P10">(base) sjcet@Z238-UL:~/network$ chmod +x processid.sh</text:p>
      <text:p text:style-name="P10">(base) sjcet@Z238-UL:~/network$ ./processid.sh</text:p>
      <text:p text:style-name="P10">current process identifier:4637</text:p>
      <text:p text:style-name="P10"/>
      <text:p text:style-name="P6">5: program to find the area and circumference of the circle</text:p>
      <text:p text:style-name="P15">echo " Enter the radi<text:span text:style-name="T2">u</text:span>s of the circle"</text:p>
      <text:p text:style-name="P15">read r</text:p>
      <text:p text:style-name="P15">area=$(echo "3.14*$r*$r" | <text:s/>bc <text:s/>)</text:p>
      <text:p text:style-name="P15">circum=$(echo "3.14*2*$r" | <text:s/>bc)</text:p>
      <text:p text:style-name="P15">echo "area of the circle is <text:s text:c="12"/>" $ <text:s/>area</text:p>
      <text:p text:style-name="P15">echo "circumference of the circle is <text:s text:c="3"/>" $ <text:s/>circum</text:p>
      <text:p text:style-name="P17"><text:span text:style-name="T1">output</text:span></text:p>
      <text:p text:style-name="P14"><text:span text:style-name="T3">(base) sjcet@Z238-UL:~/network$ nano area.sh</text:span></text:p>
      <text:p text:style-name="P16">(base) sjcet@Z238-UL:~/network$ bash area.sh</text:p>
      <text:p text:style-name="P16">Enter the radious of the circle</text:p>
      <text:p text:style-name="P16">2</text:p>
      <text:p text:style-name="P16">area of the circle is <text:s text:c="13"/>12.56</text:p>
      <text:p text:style-name="P16">circumference of the circle is <text:s text:c="4"/>12.56</text:p>
      <text:p text:style-name="P16"/>
      <text:p text:style-name="P17">6:Check whether a given number is odd or even</text:p>
      <text:p text:style-name="P13"/>
      <text:p text:style-name="P11">echo -n "Enter a number:"</text:p>
      <text:p text:style-name="P11">read n</text:p>
      <text:p text:style-name="P11">echo -n "RESULT: "</text:p>
      <text:p text:style-name="P11">if [ `expr $n % 2` == 0 ]</text:p>
      <text:p text:style-name="P11">then</text:p>
      <text:p text:style-name="P11"><text:tab/>echo "$n is even"</text:p>
      <text:p text:style-name="P11">else</text:p>
      <text:p text:style-name="P11"><text:tab/>echo "$n is Odd"</text:p>
      <text:p text:style-name="P11">fi</text:p>
      <text:p text:style-name="P5">output</text:p>
      <text:p text:style-name="P12">(base) sjcet@Z238-UL:~/network$ nano odd or even.sh</text:p>
      <text:p text:style-name="P12">(base) sjcet@Z238-UL:~/network$ chmod +x odd_or_even.sh</text:p>
      <text:p text:style-name="P12">(base) sjcet@Z238-UL:~/network$ ./odd_or_even.sh</text:p>
      <text:p text:style-name="P12">Enter a number:8</text:p>
      <text:p text:style-name="P12">RESULT: 8 is even</text:p>
      <text:p text:style-name="P12"/>
      <text:p text:style-name="P7">7:check whether the given number is prime or not</text:p>
      <text:p text:style-name="P12">echo -e "Enter Number : \c"</text:p>
      <text:p text:style-name="P12">read n</text:p>
      <text:p text:style-name="P12">for((i=2; i&lt;=$n/2; i++))</text:p>
      <text:p text:style-name="P12">do</text:p>
      <text:p text:style-name="P12"><text:soft-page-break/><text:s text:c="2"/>ans=$(( n%i ))</text:p>
      <text:p text:style-name="P12"><text:s text:c="2"/>if [ $ans -eq 0 ]</text:p>
      <text:p text:style-name="P12"><text:s text:c="2"/>then</text:p>
      <text:p text:style-name="P12"><text:s text:c="4"/>echo "$n is not a prime number."</text:p>
      <text:p text:style-name="P12"><text:s text:c="4"/>exit 0</text:p>
      <text:p text:style-name="P12"><text:s text:c="2"/>fi</text:p>
      <text:p text:style-name="P12">done</text:p>
      <text:p text:style-name="P12">echo "$n is a prime number."</text:p>
      <text:p text:style-name="P5">output</text:p>
      <text:p text:style-name="P12">(base) sjcet@Z238-UL:~/network$ nano primenumber.sh</text:p>
      <text:p text:style-name="P12">(base) sjcet@Z238-UL:~/network$ bash primenumber.sh</text:p>
      <text:p text:style-name="P12">Enter Number : 2</text:p>
      <text:p text:style-name="P12">2 is a prime numb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Tahoma, Helvetica, FreeSans, sans-serif"/>
    <style:font-face style:name="Comic Sans MS" svg:font-family="'Comic Sans MS'"/>
    <style:font-face style:name="Courier New" svg:font-family="'Courier New', monospace"/>
    <style:font-face style:name="Lohit Devanagari1" svg:font-family="'Lohit Devanagari'"/>
    <style:font-face style:name="verdana" svg:font-family="verdana, helvetica, arial, sans-serif"/>
    <style:font-face style:name="verdana1" svg:font-family="verdana, helvetica, arial, sans-serif" style:font-family-generic="swiss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5:18:24.715489151</meta:creation-date>
    <dc:date>2022-05-17T16:21:16.353217618</dc:date>
    <meta:editing-duration>PT59S</meta:editing-duration>
    <meta:editing-cycles>1</meta:editing-cycles>
    <meta:document-statistic meta:table-count="0" meta:image-count="0" meta:object-count="0" meta:page-count="3" meta:paragraph-count="102" meta:word-count="386" meta:character-count="2458" meta:non-whitespace-character-count="2090"/>
    <meta:generator>LibreOffice/6.4.7.2$Linux_X86_64 LibreOffice_project/40$Build-2</meta:generator>
  </office:meta>
</office:document-meta>
</file>